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GPIOs RASPBERRY PI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ação</text:p>
          </draw:text-box>
        </draw:frame>
        <draw:frame presentation:style-name="pr5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sudo apt-get install python-setuptools</text:span></text:p>
              </text:list-item>
              <text:list-item>
                <text:p><text:span text:style-name="T1"/></text:p>
              </text:list-item>
              <text:list-item>
                <text:p><text:span text:style-name="T1">pip install Rpi.GPIO</text:span></text:p>
              </text:list-item>
              <text:list-item>
                <text:p><text:span text:style-name="T1">reboo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ocumentação</text:p>
          </draw:text-box>
        </draw:frame>
        <draw:frame presentation:style-name="pr5" draw:text-style-name="P2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8T16:53:47.017753438</meta:creation-date>
    <meta:editing-duration>PT1H19M2S</meta:editing-duration>
    <meta:editing-cycles>5</meta:editing-cycles>
    <meta:generator>LibreOffice/6.1.5.2$Linux_ARM_EABI LibreOffice_project/10$Build-2</meta:generator>
    <dc:title>Midnightblue</dc:title>
    <dc:date>2020-10-28T19:32:05.250339246</dc:date>
    <meta:document-statistic meta:object-count="63"/>
  </office:meta>
</office:document-meta>
</file>